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4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1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o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nal cell references</text:p>
          </table:table-cell>
          <table:table-cell table:number-columns-repeated="16383"/>
        </table:table-row>
        <table:table-row table:style-name="ro1">
          <table:table-cell table:formula="of:=['file:///C:/Users/B046804/Desktop/SampleData/ODS_Workbook.ods'#$Ark1.A1]" office:value-type="float" office:value="1" calcext:value-type="float">
            <text:p>1</text:p>
          </table:table-cell>
          <table:table-cell table:formula="of:=['file:///C:/Users/B046804/Desktop/SampleData/ODS_Workbook.ods'#$Ark1.B1]" office:value-type="float" office:value="2" calcext:value-type="float">
            <text:p>2</text:p>
          </table:table-cell>
          <table:table-cell table:formula="of:=['file:///C:/Users/B046804/Desktop/SampleData/ODS_Workbook.ods'#$Ark1.C1]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D func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=RTD("TradingPlatform";"";"GetSymbolInfo";"AUD_USD";"SymbolType";"Emulator"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a xlink:href="https://www.google.dk/" xlink:type="simple">hyperlink</text:a></text:p>
          </table:table-cell>
          <table:table-cell table:number-columns-repeated="1638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k2" table:style-name="ta2">
        <table:shapes>
          <draw:frame draw:z-index="0" draw:name="Integreret objekt (OLE) 1" draw:style-name="gr1" svg:width="8.493cm" svg:height="2.011cm" svg:x="0cm" svg:y="0.45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ntegreret objekt (OLE) 2" draw:style-name="gr2" draw:text-style-name="P1" svg:width="0.001cm" svg:height="0.47cm" svg:x="0cm" svg:y="3.61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ntegreret objekt (OLE) 3" draw:style-name="gr3" svg:width="0.633cm" svg:height="0.633cm" svg:x="0.872cm" svg:y="3.77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Integreret objekt (OLE) 4" draw:style-name="gr1" svg:width="9.031cm" svg:height="2.258cm" svg:x="0cm" svg:y="5.419cm">
            <draw:object xlink:href="../../Workbook_transitional.xlsx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 office:value-type="string" calcext:value-type="string">
            <text:p>Embedded object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Embeded object as icon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 office:value-type="string" calcext:value-type="string">
            <text:p>Embedded object as link</text:p>
          </table:table-cell>
        </table:table-row>
      </table:table>
      <table:table table:name="'file:///C:/Users/B046804/Desktop/SampleData/ODS_Workbook.ods'#Ark1" table:print="false" table:style-name="ta_extref">
        <table:table-source xlink:type="simple" xlink:href="../../ODS_Workbook.ods" table:table-name="Ark1" table:mode="copy-results-only"/>
        <table:table-column table:number-columns-repeated="3"/>
        <table:table-row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Asbjørn Skødt</meta:initial-creator>
    <meta:creation-date>2022-07-08T20:52:05Z</meta:creation-date>
    <dc:date>2022-11-23T16:11:32.272000000</dc:date>
    <meta:editing-duration>PT14M10S</meta:editing-duration>
    <meta:editing-cycles>1</meta:editing-cycles>
    <meta:document-statistic meta:table-count="2" meta:cell-count="15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xlsx transitional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 </number:text>
      <number:number number:decimal-places="0" number:min-decimal-places="0" number:min-integer-digits="1" number:grouping="true"/>
    </number:number-style>
    <number:number-style style:name="N107">
      <number:text>kr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number:min-decimal-places="2" number:min-integer-digits="1" number:grouping="true"/>
    </number:number-style>
    <number:number-style style:name="N109">
      <number:text>kr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kr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k1" style:display-name="PageStyle_Ark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xlsx transitional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 </number:text>
      <number:number number:decimal-places="0" number:min-decimal-places="0" number:min-integer-digits="1" number:grouping="true"/>
    </number:number-style>
    <number:number-style style:name="N107">
      <number:text>kr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number:min-decimal-places="2" number:min-integer-digits="1" number:grouping="true"/>
    </number:number-style>
    <number:number-style style:name="N109">
      <number:text>kr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kr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k1" style:display-name="PageStyle_Ark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